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24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646464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column table:style-name="co18" table:number-columns-repeated="768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set value</text:p>
          </table:table-cell>
          <table:table-cell table:style-name="ce2" table:number-columns-repeated="2"/>
          <table:table-cell table:style-name="ce2" office:value-type="string" calcext:value-type="string">
            <text:p>TST_FAMSETVALU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 table:number-rows-repeated="2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attributes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T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9]+10" office:value-type="float" office:value="20" calcext:value-type="float">
            <text:p>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INT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Nombr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[.H10]+10" office:value-type="float" office:value="30" calcext:value-type="float">
            <text:p>3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MESTAMP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me stamp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mestamp</text:p>
          </table:table-cell>
          <table:table-cell table:style-name="ce3" table:formula="of:=[.H11]+10" office:value-type="float" office:value="40" calcext:value-type="float">
            <text:p>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OUB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Réel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ouble</text:p>
          </table:table-cell>
          <table:table-cell table:style-name="ce3" table:formula="of:=[.H12]+10" office:value-type="float" office:value="50" calcext:value-type="float">
            <text:p>5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M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me</text:p>
          </table:table-cell>
          <table:table-cell table:style-name="ce3" table:formula="of:=[.H13]+10" office:value-type="float" office:value="60" calcext:value-type="float">
            <text:p>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OCIDS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Docid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ocid</text:p>
          </table:table-cell>
          <table:table-cell table:style-name="ce3" table:formula="of:=[.H14]+10" office:value-type="float" office:value="70" calcext:value-type="float">
            <text:p>7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3" office:value-type="string" calcext:value-type="string">
            <text:p>multiple=yes</text:p>
          </table:table-cell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I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Fi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ile</text:p>
          </table:table-cell>
          <table:table-cell table:style-name="ce3" table:formula="of:=[.H15]+10" office:value-type="float" office:value="80" calcext:value-type="float">
            <text:p>8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AT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Dat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3" table:formula="of:=[.H16]+10" office:value-type="float" office:value="90" calcext:value-type="float">
            <text:p>9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HTML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Html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htmltext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HTMLCLEAN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Html clea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htmltext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3" office:value-type="string" calcext:value-type="string">
            <text:p>htmlclean=yes</text:p>
          </table:table-cell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17]+10" office:value-type="float" office:value="100" calcext:value-type="float">
            <text:p>1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TEXT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Tex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20]+10" office:value-type="float" office:value="110" calcext:value-type="float">
            <text:p>1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INT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Nombr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[.H21]+10" office:value-type="float" office:value="120" calcext:value-type="float">
            <text:p>1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ILES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File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ile</text:p>
          </table:table-cell>
          <table:table-cell table:style-name="ce3" table:formula="of:=[.H22]+10" office:value-type="float" office:value="130" calcext:value-type="float">
            <text:p>13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DATE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Da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3" table:formula="of:=[.H23]+10" office:value-type="float" office:value="140" calcext:value-type="float">
            <text:p>1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2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  <table:table-cell table:style-name="ce7"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1</text:p>
          </table:table-cell>
          <table:table-cell table:style-name="ce3" office:value-type="string" calcext:value-type="string">
            <text:p>TST_ARRAY2</text:p>
          </table:table-cell>
          <table:table-cell table:style-name="ce3" office:value-type="string" calcext:value-type="string">
            <text:p>Colonne 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247"/>
          <table:table-cell table:style-name="ce7"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2</text:p>
          </table:table-cell>
          <table:table-cell table:style-name="ce3" office:value-type="string" calcext:value-type="string">
            <text:p>TST_ARRAY2</text:p>
          </table:table-cell>
          <table:table-cell table:style-name="ce3" office:value-type="string" calcext:value-type="string">
            <text:p>Colonne 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47"/>
          <table:table-cell table:style-name="ce7"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3</text:p>
          </table:table-cell>
          <table:table-cell table:style-name="ce3" office:value-type="string" calcext:value-type="string">
            <text:p>TST_ARRAY2</text:p>
          </table:table-cell>
          <table:table-cell table:style-name="ce3" office:value-type="string" calcext:value-type="string">
            <text:p>Colonne 3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47"/>
          <table:table-cell table:style-name="ce7" table:number-columns-repeated="768"/>
        </table:table-row>
        <table:table-row table:style-name="ro1" table:number-rows-repeated="2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1" table:number-rows-repeated="20">
          <table:table-cell table:style-name="ce4" table:number-columns-repeated="256"/>
          <table:table-cell table:number-columns-repeated="76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4:09:07.927040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4:22:47.669443291</dc:date>
    <dc:creator>eric </dc:creator>
    <meta:generator>LibreOffice/4.4.2.2$Linux_X86_64 LibreOffice_project/40m0$Build-2</meta:generator>
    <meta:editing-duration>PT18H27M5S</meta:editing-duration>
    <meta:editing-cycles>39</meta:editing-cycles>
    <meta:document-statistic meta:table-count="1" meta:cell-count="229" meta:object-count="0"/>
  </office:meta>
</office:document-meta>
</file>